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 Unicode', 'Lucida Sans', Geneva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2c71b" officeooo:paragraph-rsid="0012c71b"/>
    </style:style>
    <style:style style:name="P2" style:family="paragraph" style:parent-style-name="Text_20_body">
      <style:text-properties officeooo:paragraph-rsid="0012c71b"/>
    </style:style>
    <style:style style:name="P3" style:family="paragraph" style:parent-style-name="Text_20_body">
      <style:text-properties officeooo:paragraph-rsid="001a90f7"/>
    </style:style>
    <style:style style:name="P4" style:family="paragraph" style:parent-style-name="Text_20_body">
      <style:text-properties officeooo:paragraph-rsid="001c5281"/>
    </style:style>
    <style:style style:name="P5" style:family="paragraph" style:parent-style-name="Heading_20_1">
      <style:text-properties officeooo:rsid="0012c71b" officeooo:paragraph-rsid="0012c71b"/>
    </style:style>
    <style:style style:name="T1" style:family="text">
      <style:text-properties officeooo:rsid="001425d9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style:font-name="Lucida Grande" fo:font-size="10.5pt" fo:letter-spacing="normal" fo:font-style="normal" fo:font-weight="normal"/>
    </style:style>
    <style:style style:name="T4" style:family="text">
      <style:text-properties fo:font-variant="normal" fo:text-transform="none" fo:color="#333333" style:font-name="Lucida Grande" fo:font-size="10.5pt" fo:letter-spacing="normal" fo:font-style="normal" fo:font-weight="normal" officeooo:rsid="001425d9"/>
    </style:style>
    <style:style style:name="T5" style:family="text">
      <style:text-properties fo:font-variant="normal" fo:text-transform="none" fo:color="#333333" style:font-name="Lucida Grande" fo:font-size="10.5pt" fo:letter-spacing="normal" fo:font-style="normal" fo:font-weight="normal" officeooo:rsid="0015122c"/>
    </style:style>
    <style:style style:name="T6" style:family="text">
      <style:text-properties fo:font-variant="normal" fo:text-transform="none" fo:color="#333333" style:font-name="Lucida Grande" fo:font-size="10.5pt" fo:letter-spacing="normal" fo:font-style="normal" fo:font-weight="normal" officeooo:rsid="001616f0"/>
    </style:style>
    <style:style style:name="T7" style:family="text">
      <style:text-properties fo:font-variant="normal" fo:text-transform="none" fo:color="#333333" style:font-name="Lucida Grande" fo:font-size="10.5pt" fo:letter-spacing="normal" fo:font-style="normal" fo:font-weight="normal" officeooo:rsid="0022e4c5"/>
    </style:style>
    <style:style style:name="T8" style:family="text">
      <style:text-properties fo:font-variant="normal" fo:text-transform="none" fo:color="#333333" style:font-name="Lucida Grande" fo:font-size="10.5pt" fo:letter-spacing="normal" fo:font-style="normal" fo:font-weight="normal" officeooo:rsid="002476bd"/>
    </style:style>
    <style:style style:name="T9" style:family="text">
      <style:text-properties officeooo:rsid="0018047e"/>
    </style:style>
    <style:style style:name="T10" style:family="text">
      <style:text-properties officeooo:rsid="001a90f7"/>
    </style:style>
    <style:style style:name="T11" style:family="text">
      <style:text-properties style:text-position="super 58%" officeooo:rsid="001a90f7"/>
    </style:style>
    <style:style style:name="T12" style:family="text">
      <style:text-properties style:text-position="super 58%" officeooo:rsid="0018047e"/>
    </style:style>
    <style:style style:name="T13" style:family="text">
      <style:text-properties officeooo:rsid="00206cf6"/>
    </style:style>
    <style:style style:name="T14" style:family="text">
      <style:text-properties officeooo:rsid="002109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</text:p>
      <text:h text:style-name="P5" text:outline-level="1">Introduction</text:h>
      <text:p text:style-name="P2">→<text:span text:style-name="T1"> </text:span><text:span text:style-name="T2"> </text:span><text:span text:style-name="T3">describe the question tested by the experiments described in the paper/</text:span><text:span text:style-name="T5">Problématique</text:span></text:p>
      <text:p text:style-name="P2"><text:span text:style-name="T3">→</text:span><text:span text:style-name="T4"> explain why this is an interesting or important question/</text:span><text:span text:style-name="T5">understand link between phenotype and genes are always interestant (mediacal...)</text:span></text:p>
      <text:p text:style-name="P2"><text:span text:style-name="T4">→ describe the approach used in sufficient detail that a reader who is not familiar with the technique will understand what was done and why : </text:span><text:span text:style-name="T6">made crosses </text:span></text:p>
      <text:p text:style-name="P2"><text:span text:style-name="T4">→ very briefly mention the conclusion of the paper : </text:span><text:span text:style-name="T6">codominance and on different genes and not in a sexual one</text:span></text:p>
      <text:h text:style-name="Heading_20_1" text:outline-level="1">Material and methods</text:h>
      <text:p text:style-name="Text_20_body">→<text:span text:style-name="T9"> passive form</text:span></text:p>
      <text:p text:style-name="Text_20_body">→<text:span text:style-name="T9"> différentes hypothèses testées</text:span></text:p>
      <text:p text:style-name="Text_20_body">→<text:span text:style-name="T9"> nombre de types de croisements, on dit qu’on a comparées les résultats aux hypothèses : 1</text:span><text:span text:style-name="T12">er</text:span><text:span text:style-name="T9"> (X) ; nombres, dominant/récessif ; </text:span></text:p>
      <text:p text:style-name="Text_20_body">→<text:span text:style-name="T9"> test du X², où pourquoi et résultat : 2 fois + (chromosome X?)</text:span></text:p>
      <text:p text:style-name="Text_20_body">→<text:span text:style-name="T9"> description of the techniques</text:span></text:p>
      <text:h text:style-name="Heading_20_1" text:outline-level="1">Results</text:h>
      <text:p text:style-name="Text_20_body">→<text:span text:style-name="T14"> </text:span><text:span text:style-name="T3">Avoid to detail all what you have done,  Only provide essential results to support your demonstration</text:span></text:p>
      <text:p text:style-name="Text_20_body"><text:span text:style-name="T3">→</text:span><text:span text:style-name="T7"> Provide schemes of the informative crosses, clearly state the hypothesis, provide gamete tables, statistical analysis of the results. </text:span></text:p>
      <text:p text:style-name="Text_20_body"><text:span text:style-name="T7">→</text:span><text:span text:style-name="T8"> Interpret each result sequentially.</text:span></text:p>
      <text:p text:style-name="Text_20_body">→<text:span text:style-name="T13"> number of genes</text:span></text:p>
      <text:p text:style-name="Text_20_body">→<text:span text:style-name="T13"> autosomes (non sex chromosome) or sex chromosome</text:span></text:p>
      <text:p text:style-name="P4">→<text:span text:style-name="T10"> </text:span>Dans la cage initiale, pour chacun des deux phénotypes, l’absence d’hétérozygotie a été validée par l’obtention d’une descendance homogène et identique en phénotype aux parents (n&gt;25)</text:p>
      <text:p text:style-name="P4"><text:span text:style-name="T10">→ 1</text:span><text:span text:style-name="T11">er</text:span><text:span text:style-name="T10"> hypothèses (résultats attendus)</text:span></text:p>
      <text:p text:style-name="P3">→<text:span text:style-name="T10"> 2ième hypothèses </text:span></text:p>
      <text:p text:style-name="Text_20_body"><text:tab/>→<text:span text:style-name="T10"> nombre de gènes</text:span></text:p>
      <text:p text:style-name="Text_20_body"><text:tab/>→<text:span text:style-name="T10"> dominant récessifs</text:span></text:p>
      <text:p text:style-name="Text_20_body">→<text:span text:style-name="T10"> 3ième hypothèses</text:span></text:p>
      <text:p text:style-name="Text_20_body"><text:soft-page-break/><text:tab/>→<text:span text:style-name="T10"> résultats attendus</text:span></text:p>
      <text:p text:style-name="Text_20_body"><text:tab/>→<text:span text:style-name="T10"> résultats croisements </text:span></text:p>
      <text:h text:style-name="Heading_20_1" text:outline-level="1">Discuss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'Lucida Sans Unicode', 'Lucida Sans', Geneva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9:16:04.051151893</meta:creation-date>
    <dc:date>2017-01-15T12:26:00.188124021</dc:date>
    <meta:editing-duration>PT3H39M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2" meta:paragraph-count="27" meta:word-count="241" meta:character-count="1504" meta:non-whitespace-character-count="1281"/>
  </office:meta>
</office:document-meta>
</file>